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731cm" svg:y="6.985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445cm" svg:height="2.032cm" svg:x="4.699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56cm" svg:height="1.524cm" svg:x="13.336cm" svg:y="3.8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302cm" svg:height="1.778cm" svg:x="14.124cm" svg:y="5.461cm">
          <text:p text:style-name="P1"><text:span text:style-name="T1">Deploy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159cm" svg:height="1.397cm" svg:x="18.161cm" svg:y="3.175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14.732cm" svg:y1="7.747cm" svg:x2="10.163cm" svg:y2="3.541cm" draw:start-shape="id3" draw:start-glue-point="0" svg:d="M14732 7747l-4569-4206" svg:viewBox="0 0 4570 4207">
          <text:p/>
        </draw:connector>
        <draw:connector draw:style-name="gr3" draw:text-style-name="P1" draw:layer="layout" draw:type="line" svg:x1="3.492cm" svg:y1="12.573cm" svg:x2="4.572cm" svg:y2="6.223cm" draw:start-shape="id4" draw:start-glue-point="0" draw:end-shape="id1" draw:end-glue-point="2" svg:d="M3492 12573l1080-6350" svg:viewBox="0 0 1081 6351">
          <text:p/>
        </draw:connector>
        <draw:connector draw:style-name="gr3" draw:text-style-name="P1" draw:layer="layout" draw:type="line" svg:x1="6.921cm" svg:y1="9.779cm" svg:x2="4.572cm" svg:y2="6.223cm" draw:start-shape="id5" draw:start-glue-point="0" draw:end-shape="id1" draw:end-glue-point="2" svg:d="M6921 9779l-2349-3556" svg:viewBox="0 0 2350 3557">
          <text:p/>
        </draw:connector>
        <draw:connector draw:style-name="gr3" draw:text-style-name="P1" draw:layer="layout" draw:type="line" svg:x1="7.874cm" svg:y1="6.985cm" svg:x2="4.572cm" svg:y2="6.223cm" draw:start-shape="id6" draw:start-glue-point="0" draw:end-shape="id1" draw:end-glue-point="2" svg:d="M7874 6985l-3302-762" svg:viewBox="0 0 3303 763">
          <text:p/>
        </draw:connector>
        <draw:connector draw:style-name="gr3" draw:text-style-name="P1" draw:layer="layout" draw:type="line" svg:x1="12.001cm" svg:y1="6.096cm" svg:x2="10.164cm" svg:y2="3.542cm" draw:start-shape="id7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124cm" svg:y1="6.35cm" svg:x2="10.164cm" svg:y2="3.542cm" draw:start-shape="id8" svg:d="M14124 6350l-3960-2808" svg:viewBox="0 0 3961 2809">
          <text:p/>
        </draw:connector>
        <draw:connector draw:style-name="gr3" draw:text-style-name="P1" draw:layer="layout" draw:type="line" svg:x1="15.114cm" svg:y1="3.833cm" svg:x2="13.35cm" svg:y2="3.261cm" draw:start-shape="id9" draw:start-glue-point="0" draw:end-shape="id10" draw:end-glue-point="9" svg:d="M15114 3833l-1764-572" svg:viewBox="0 0 1765 573">
          <text:p/>
        </draw:connector>
        <draw:connector draw:style-name="gr3" draw:text-style-name="P1" draw:layer="layout" draw:type="line" svg:x1="18.161cm" svg:y1="3.873cm" svg:x2="13.35cm" svg:y2="3.261cm" draw:start-shape="id11" draw:start-glue-point="3" draw:end-shape="id10" draw:end-glue-point="9" svg:d="M18161 3873l-4811-612" svg:viewBox="0 0 4812 613">
          <text:p/>
        </draw:connector>
        <draw:custom-shape draw:style-name="gr1" draw:text-style-name="P2" xml:id="id19" draw:id="id19" draw:layer="layout" svg:width="4.191cm" svg:height="2.159cm" svg:x="10.541cm" svg:y="10.668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89cm" svg:y1="12.954cm" svg:x2="10.164cm" svg:y2="3.542cm" draw:start-shape="id12" draw:start-glue-point="4" draw:end-shape="id2" draw:end-glue-point="3" svg:d="M9589 12954l575-9412" svg:viewBox="0 0 576 9413">
          <text:p/>
        </draw:connector>
        <draw:custom-shape draw:style-name="gr1" draw:text-style-name="P2" xml:id="id13" draw:id="id13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921cm" svg:height="2.54cm" svg:x="16.426cm" svg:y="18.388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3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4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426cm" svg:y1="19.658cm" svg:x2="14.732cm" svg:y2="9.144cm" draw:start-shape="id15" draw:start-glue-point="3" draw:end-shape="id3" draw:end-glue-point="2" svg:d="M16426 19658l-1694-10514" svg:viewBox="0 0 1695 10515">
          <text:p/>
        </draw:connector>
        <draw:custom-shape draw:style-name="gr1" draw:text-style-name="P2" xml:id="id16" draw:id="id16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6" draw:start-glue-point="3" draw:end-shape="id3" draw:end-glue-point="2" svg:d="M16699 17525l-1967-8381" svg:viewBox="0 0 1968 8382">
          <text:p/>
        </draw:connector>
        <draw:custom-shape draw:style-name="gr1" draw:text-style-name="P2" xml:id="id17" draw:id="id17" draw:layer="layout" svg:width="4.191cm" svg:height="1.397cm" svg:x="16.002cm" svg:y="1.651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.349cm" svg:x2="13.351cm" svg:y2="3.244cm" draw:start-shape="id17" draw:start-glue-point="3" svg:d="M16002 2349l-2651 895" svg:viewBox="0 0 2652 896">
          <text:p/>
        </draw:connector>
        <draw:custom-shape draw:style-name="gr1" draw:text-style-name="P2" xml:id="id18" draw:id="id18" draw:layer="layout" svg:width="2.159cm" svg:height="1.651cm" svg:x="10.033cm" svg:y="8.8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112cm" svg:y1="8.89cm" svg:x2="12.001cm" svg:y2="8.001cm" draw:start-shape="id18" draw:start-glue-point="0" draw:end-shape="id7" draw:end-glue-point="2" svg:d="M11112 8890l889-889" svg:viewBox="0 0 890 890">
          <text:p/>
        </draw:connector>
        <draw:connector draw:style-name="gr3" draw:text-style-name="P1" draw:layer="layout" draw:type="line" svg:x1="12.636cm" svg:y1="10.668cm" svg:x2="11.988cm" svg:y2="8.009cm" draw:start-shape="id19" draw:start-glue-point="0" svg:d="M12636 10668l-648-2659" svg:viewBox="0 0 649 2660">
          <text:p/>
        </draw:connector>
        <draw:custom-shape draw:style-name="gr1" draw:text-style-name="P2" xml:id="id20" draw:id="id2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20" draw:start-glue-point="1" svg:d="M4445 3492l5719-7" svg:viewBox="0 0 5720 8">
          <text:p/>
        </draw:connector>
        <draw:frame draw:style-name="gr4" draw:text-style-name="P4" draw:layer="layout" svg:width="2.763cm" svg:height="0.649cm" svg:x="0.793cm" svg:y="4.177cm">
          <draw:text-box>
            <text:p><text:span text:style-name="T3">See first figure</text:span></text:p>
          </draw:text-box>
        </draw:frame>
        <draw:custom-shape draw:style-name="gr1" draw:text-style-name="P2" xml:id="id21" draw:id="id21" draw:layer="layout" svg:width="1.905cm" svg:height="1.016cm" svg:x="18.156cm" svg:y="6.9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1.905cm" svg:height="1.905cm" svg:x="18.161cm" svg:y="8.763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1.905cm" svg:height="2.032cm" svg:x="18.315cm" svg:y="4.699cm">
          <text:p text:style-name="P1"><text:span text:style-name="T1">Recovery</text:span></text:p>
          <text:p text:style-name="P1"><text:span text:style-name="T1">(backup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9.108cm" svg:y1="6.974cm" svg:x2="15.775cm" svg:y2="7.239cm" draw:start-shape="id21" draw:start-glue-point="0" draw:end-shape="id8" draw:end-glue-point="2" svg:d="M19108 6974l-3333 265" svg:viewBox="0 0 3334 266">
          <text:p/>
        </draw:connector>
        <draw:connector draw:style-name="gr3" draw:text-style-name="P1" draw:layer="layout" draw:type="line" svg:x1="19.113cm" svg:y1="8.763cm" svg:x2="19.108cm" svg:y2="7.99cm" draw:start-shape="id22" draw:start-glue-point="0" draw:end-shape="id21" draw:end-glue-point="2" svg:d="M19113 8763l-5-773" svg:viewBox="0 0 6 774">
          <text:p/>
        </draw:connector>
        <draw:connector draw:style-name="gr3" draw:text-style-name="P1" draw:layer="layout" draw:type="line" svg:x1="18.315cm" svg:y1="5.715cm" svg:x2="15.775cm" svg:y2="7.239cm" draw:start-shape="id23" draw:start-glue-point="3" draw:end-shape="id8" draw:end-glue-point="2" svg:d="M18315 5715l-2540 1524" svg:viewBox="0 0 2541 1525">
          <text:p/>
        </draw:connector>
        <draw:custom-shape draw:style-name="gr1" draw:text-style-name="P2" xml:id="id37" draw:id="id37" draw:layer="layout" svg:width="3.175cm" svg:height="2.032cm" svg:x="16.945cm" svg:y="11.041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778cm" svg:x="16.383cm" svg:y="7.62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1cm" svg:y1="9.344cm" svg:x2="15.775cm" svg:y2="7.239cm" draw:start-shape="id24" draw:start-glue-point="0" draw:end-shape="id8" draw:end-glue-point="2" svg:d="M16710 9344l-935-2105" svg:viewBox="0 0 936 2106">
          <text:p/>
        </draw:connector>
        <draw:custom-shape draw:style-name="gr2" draw:text-style-name="P3" xml:id="id12" draw:id="id12" draw:layer="layout" svg:width="7.493cm" svg:height="2.413cm" svg:x="5.842cm" svg:y="12.954cm">
          <text:p text:style-name="P1"><text:span text:style-name="T2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.921cm" svg:height="1.524cm" svg:x="0.762cm" svg:y="16.637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637cm" svg:x2="3.492cm" svg:y2="14.986cm" draw:start-shape="id25" draw:start-glue-point="0" draw:end-shape="id4" draw:end-glue-point="2" svg:d="M2222 16637l1270-1651" svg:viewBox="0 0 1271 1652">
          <text:p/>
        </draw:connector>
        <draw:connector draw:style-name="gr3" draw:text-style-name="P1" draw:layer="layout" draw:type="line" svg:x1="4.191cm" svg:y1="20.32cm" svg:x2="3.492cm" svg:y2="14.986cm" draw:start-shape="id26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7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8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29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30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31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1.176cm" svg:y1="20.828cm" svg:x2="3.492cm" svg:y2="14.986cm" draw:start-shape="id32" draw:start-glue-point="3" draw:end-shape="id4" draw:end-glue-point="2" svg:d="M11176 20828l-7684-5842" svg:viewBox="0 0 7685 5843">
          <text:p/>
        </draw:connector>
        <draw:connector draw:style-name="gr3" draw:text-style-name="P1" draw:layer="layout" draw:type="line" svg:x1="10.922cm" svg:y1="19.177cm" svg:x2="3.492cm" svg:y2="14.986cm" draw:start-shape="id33" draw:start-glue-point="3" draw:end-shape="id4" draw:end-glue-point="2" svg:d="M10922 19177l-7430-4191" svg:viewBox="0 0 7431 4192">
          <text:p/>
        </draw:connector>
        <draw:connector draw:style-name="gr3" draw:text-style-name="P1" draw:layer="layout" draw:type="line" svg:x1="10.668cm" svg:y1="17.208cm" svg:x2="3.492cm" svg:y2="14.986cm" draw:start-shape="id34" draw:start-glue-point="3" draw:end-shape="id4" draw:end-glue-point="2" svg:d="M10668 17208l-7176-2222" svg:viewBox="0 0 7177 2223">
          <text:p/>
        </draw:connector>
        <draw:frame draw:style-name="gr4" draw:text-style-name="P4" draw:layer="layout" svg:width="3.364cm" svg:height="0.649cm" svg:x="0.689cm" svg:y="18.161cm">
          <draw:text-box>
            <text:p><text:span text:style-name="T3">See simple design</text:span></text:p>
          </draw:text-box>
        </draw:frame>
        <draw:frame draw:style-name="gr4" draw:text-style-name="P5" draw:layer="layout" svg:width="3.364cm" svg:height="0.729cm" svg:x="11.249cm" svg:y="15.04cm">
          <draw:text-box>
            <text:p><text:span text:style-name="T4">See next figure</text:span></text:p>
          </draw:text-box>
        </draw:frame>
        <draw:custom-shape draw:style-name="gr1" draw:text-style-name="P2" xml:id="id35" draw:id="id35" draw:layer="layout" svg:width="2.159cm" svg:height="1.524cm" svg:x="1.143cm" svg:y="7.747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7.747cm" svg:x2="4.608cm" svg:y2="6.224cm" draw:start-shape="id35" draw:start-glue-point="0" svg:d="M2222 7747l2386-1523" svg:viewBox="0 0 2387 1524">
          <text:p/>
        </draw:connector>
        <draw:custom-shape draw:style-name="gr1" draw:text-style-name="P2" xml:id="id36" draw:id="id36" draw:layer="layout" svg:width="1.905cm" svg:height="0.889cm" svg:x="12.7cm" svg:y="9.398cm">
          <text:p text:style-name="P1"><text:span text:style-name="T1">MI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652cm" svg:y1="9.398cm" svg:x2="11.969cm" svg:y2="8.01cm" draw:start-shape="id36" draw:start-glue-point="0" svg:d="M13652 9398l-1683-1388" svg:viewBox="0 0 1684 1389">
          <text:p/>
        </draw:connector>
        <draw:custom-shape draw:style-name="gr1" draw:text-style-name="P2" xml:id="id24" draw:id="id24" draw:layer="layout" svg:width="2.286cm" svg:height="1.651cm" svg:x="15.567cm" svg:y="9.344cm">
          <text:p text:style-name="P1"><text:span text:style-name="T1">Deployment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36cm" svg:y1="7.602cm" svg:x2="15.776cm" svg:y2="7.221cm" svg:d="M17336 7602l-1560-381" svg:viewBox="0 0 1561 382">
          <text:p/>
        </draw:connector>
        <draw:connector draw:style-name="gr3" draw:text-style-name="P1" draw:layer="layout" draw:type="line" svg:x1="16.945cm" svg:y1="12.057cm" svg:x2="19.108cm" svg:y2="7.99cm" draw:start-shape="id37" draw:start-glue-point="3" draw:end-shape="id21" draw:end-glue-point="2" svg:d="M16945 12057l2163-4067" svg:viewBox="0 0 2164 40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21T14:00:53.539563089</dc:date>
    <meta:editing-duration>PT2H12M41S</meta:editing-duration>
    <meta:editing-cycles>39</meta:editing-cycles>
    <meta:generator>LibreOffice/4.2.8.2$Linux_X86_64 LibreOffice_project/420m0$Build-2</meta:generator>
    <meta:document-statistic meta:object-count="76"/>
  </office:meta>
</office:document-meta>
</file>